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6f91" officeooo:paragraph-rsid="000b6f91"/>
    </style:style>
    <style:style style:name="P2" style:family="paragraph" style:parent-style-name="Standard">
      <style:paragraph-properties fo:text-align="center" style:justify-single-word="false"/>
      <style:text-properties officeooo:rsid="000b6f91" officeooo:paragraph-rsid="000b6f91"/>
    </style:style>
    <style:style style:name="P3" style:family="paragraph" style:parent-style-name="Standard">
      <style:text-properties officeooo:rsid="000c2aea" officeooo:paragraph-rsid="000c2aea"/>
    </style:style>
    <style:style style:name="P4" style:family="paragraph" style:parent-style-name="Standard">
      <style:text-properties officeooo:rsid="000c2aea" officeooo:paragraph-rsid="000d4c0c"/>
    </style:style>
    <style:style style:name="P5" style:family="paragraph" style:parent-style-name="Standard">
      <style:text-properties officeooo:rsid="000c2aea" officeooo:paragraph-rsid="000ef7e1"/>
    </style:style>
    <style:style style:name="P6" style:family="paragraph" style:parent-style-name="Standard">
      <style:text-properties officeooo:rsid="000d4c0c" officeooo:paragraph-rsid="000d4c0c"/>
    </style:style>
    <style:style style:name="P7" style:family="paragraph" style:parent-style-name="Standard">
      <style:text-properties officeooo:rsid="000d4c0c" officeooo:paragraph-rsid="000ef7e1"/>
    </style:style>
    <style:style style:name="P8" style:family="paragraph" style:parent-style-name="Standard">
      <style:text-properties officeooo:rsid="000d4c0c" officeooo:paragraph-rsid="00105464"/>
    </style:style>
    <style:style style:name="P9" style:family="paragraph" style:parent-style-name="Standard">
      <style:text-properties officeooo:paragraph-rsid="000d4c0c"/>
    </style:style>
    <style:style style:name="P10" style:family="paragraph" style:parent-style-name="Standard">
      <style:text-properties officeooo:rsid="000ef7e1" officeooo:paragraph-rsid="000ef7e1"/>
    </style:style>
    <style:style style:name="P11" style:family="paragraph" style:parent-style-name="Standard">
      <style:text-properties officeooo:rsid="0012446f" officeooo:paragraph-rsid="0012446f"/>
    </style:style>
    <style:style style:name="P12" style:family="paragraph" style:parent-style-name="Standard">
      <style:text-properties officeooo:rsid="0012446f" officeooo:paragraph-rsid="0014f1d6"/>
    </style:style>
    <style:style style:name="T1" style:family="text">
      <style:text-properties officeooo:rsid="000b6f91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b6f91"/>
    </style:style>
    <style:style style:name="T4" style:family="text">
      <style:text-properties style:text-position="sub 58%" officeooo:rsid="00105464"/>
    </style:style>
    <style:style style:name="T5" style:family="text">
      <style:text-properties style:text-position="sub 58%" officeooo:rsid="00139533"/>
    </style:style>
    <style:style style:name="T6" style:family="text">
      <style:text-properties style:text-position="sub 58%" officeooo:rsid="0014f1d6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b6f91"/>
    </style:style>
    <style:style style:name="T9" style:family="text">
      <style:text-properties style:text-position="0% 100%" officeooo:rsid="000c2aea"/>
    </style:style>
    <style:style style:name="T10" style:family="text">
      <style:text-properties style:text-position="0% 100%" style:font-name="LiberationSerif" fo:font-size="12pt" officeooo:rsid="000c2aea"/>
    </style:style>
    <style:style style:name="T11" style:family="text">
      <style:text-properties style:text-position="0% 100%" officeooo:rsid="000ef7e1"/>
    </style:style>
    <style:style style:name="T12" style:family="text">
      <style:text-properties style:text-position="0% 100%" officeooo:rsid="00105464"/>
    </style:style>
    <style:style style:name="T13" style:family="text">
      <style:text-properties style:text-position="0% 100%" officeooo:rsid="0012446f"/>
    </style:style>
    <style:style style:name="T14" style:family="text">
      <style:text-properties style:text-position="0% 100%" officeooo:rsid="00139533"/>
    </style:style>
    <style:style style:name="T15" style:family="text">
      <style:text-properties style:text-position="0% 100%" officeooo:rsid="0014f1d6"/>
    </style:style>
    <style:style style:name="T16" style:family="text">
      <style:text-properties officeooo:rsid="001054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istential Path of <text:span text:style-name="T1">`if` expression</text:span></text:p>
      <text:p text:style-name="P2">by Sven Nilsen, 2017</text:p>
      <text:p text:style-name="P1"/>
      <text:p text:style-name="P3">The existential path of `if` uses the following rule:</text:p>
      <text:p text:style-name="P1"/>
      <text:p text:style-name="P1"><text:tab/>∃(\(x) = if f<text:span text:style-name="T2">1</text:span>(x) { f<text:span text:style-name="T2">0</text:span>(x) }) &lt;=&gt; ∃f<text:span text:style-name="T2">0</text:span>{f<text:span text:style-name="T2">1</text:span>}</text:p>
      <text:p text:style-name="P1"/>
      <text:p text:style-name="P3"><text:span text:style-name="T16">T</text:span>his is a partial function, and a shorthand for:</text:p>
      <text:p text:style-name="P3"/>
      <text:p text:style-name="P3"><text:tab/><text:span text:style-name="T1">∃(\(x) = if f</text:span><text:span text:style-name="T3">1</text:span><text:span text:style-name="T1">(x) { f</text:span><text:span text:style-name="T3">0</text:span><text:span text:style-name="T1">(x) }) &lt;=&gt; ∃f</text:span><text:span text:style-name="T3">0</text:span><text:span text:style-name="T1">{</text:span>[<text:span text:style-name="T1">f</text:span><text:span text:style-name="T3">1</text:span><text:span text:style-name="T7">] true</text:span><text:span text:style-name="T1">}</text:span></text:p>
      <text:p text:style-name="P3"/>
      <text:p text:style-name="P3">If you have an if-else expression:</text:p>
      <text:p text:style-name="P3"/>
      <text:p text:style-name="P5"><text:tab/><text:span text:style-name="T1">∃(\(x) = if f</text:span><text:span text:style-name="T3">1</text:span><text:span text:style-name="T1">(x) { f</text:span><text:span text:style-name="T3">0</text:span><text:span text:style-name="T1">(x) } </text:span>else { f<text:span text:style-name="T2">2</text:span>(x) }<text:span text:style-name="T1">) &lt;=&gt; ∃f</text:span><text:span text:style-name="T3">0</text:span><text:span text:style-name="T1">{f</text:span><text:span text:style-name="T3">1</text:span><text:span text:style-name="T1">} ∨ ∃</text:span>f<text:span text:style-name="T2">2</text:span>{¬f<text:span text:style-name="T2">1</text:span>}</text:p>
      <text:p text:style-name="P3"/>
      <text:p text:style-name="P10"><text:span text:style-name="T16">This is a total function, and </text:span>a shorthand for:</text:p>
      <text:p text:style-name="P3"/>
      <text:p text:style-name="P4"><text:tab/><text:span text:style-name="T1">∃(\(x) = if f</text:span><text:span text:style-name="T3">1</text:span><text:span text:style-name="T1">(x) { f</text:span><text:span text:style-name="T3">0</text:span><text:span text:style-name="T1">(x) } </text:span>else { f<text:span text:style-name="T2">2</text:span>(x) }<text:span text:style-name="T1">) &lt;=&gt; </text:span>\(x’) = (<text:span text:style-name="T1">∃f</text:span><text:span text:style-name="T3">0</text:span><text:span text:style-name="T1">{f</text:span><text:span text:style-name="T3">1</text:span><text:span text:style-name="T1">}</text:span>)(x’)<text:span text:style-name="T1"> ∨ </text:span>(<text:span text:style-name="T1">∃</text:span>f<text:span text:style-name="T2">2</text:span>{not · f<text:span text:style-name="T2">1</text:span>})(x’)</text:p>
      <text:p text:style-name="P3"><text:span text:style-name="T7"/></text:p>
      <text:p text:style-name="P6"><text:span text:style-name="T7">For example:</text:span></text:p>
      <text:p text:style-name="P6"><text:span text:style-name="T7"/></text:p>
      <text:p text:style-name="P6"><text:span text:style-name="T7"><text:tab/></text:span><text:span text:style-name="T8">∃(\(x) = if </text:span><text:span text:style-name="T7">even</text:span><text:span text:style-name="T8">(x) { </text:span><text:span text:style-name="T7">add</text:span><text:span text:style-name="T8">(</text:span><text:span text:style-name="T7">1, </text:span><text:span text:style-name="T8">x) } </text:span><text:span text:style-name="T9">else { </text:span><text:span text:style-name="T7">add</text:span><text:span text:style-name="T9">(</text:span><text:span text:style-name="T7">2, </text:span><text:span text:style-name="T9">x) }</text:span><text:span text:style-name="T8">)</text:span></text:p>
      <text:p text:style-name="P6"><text:span text:style-name="T8"><text:tab/></text:span><text:span text:style-name="T9">\(x’) = (</text:span><text:span text:style-name="T8">∃</text:span><text:span text:style-name="T7">add(1)</text:span><text:span text:style-name="T8">{</text:span><text:span text:style-name="T7">even</text:span><text:span text:style-name="T8">}</text:span><text:span text:style-name="T9">)(x’)</text:span><text:span text:style-name="T8"> ∨ </text:span><text:span text:style-name="T9">(</text:span><text:span text:style-name="T8">∃</text:span><text:span text:style-name="T7">add(2)</text:span><text:span text:style-name="T9">{not · </text:span><text:span text:style-name="T7">even</text:span><text:span text:style-name="T9">})(x’)</text:span></text:p>
      <text:p text:style-name="P6"><text:span text:style-name="T8"><text:tab/></text:span><text:span text:style-name="T9">\(x’) = (</text:span><text:span text:style-name="T8">∃</text:span><text:span text:style-name="T9">add(1)</text:span><text:span text:style-name="T8">{</text:span><text:span text:style-name="T12">linear</text:span><text:span text:style-name="T7">(0, 2)</text:span><text:span text:style-name="T8">}</text:span><text:span text:style-name="T9">)(x’)</text:span><text:span text:style-name="T8"> ∨ </text:span><text:span text:style-name="T9">(</text:span><text:span text:style-name="T8">∃</text:span><text:span text:style-name="T9">add(2){not · </text:span><text:span text:style-name="T7">even</text:span><text:span text:style-name="T9">))(x’)</text:span></text:p>
      <text:p text:style-name="P7"><text:span text:style-name="T9"><text:tab/>\(x’) = (</text:span><text:span text:style-name="T8">∃</text:span><text:span text:style-name="T9">add(1)</text:span><text:span text:style-name="T8">{</text:span><text:span text:style-name="T11">linear</text:span><text:span text:style-name="T7">(0, 2)</text:span><text:span text:style-name="T8">}</text:span><text:span text:style-name="T9">)(x’)</text:span><text:span text:style-name="T8"> ∨ </text:span><text:span text:style-name="T9">(</text:span><text:span text:style-name="T8">∃</text:span><text:span text:style-name="T9">add(2){</text:span><text:span text:style-name="T11">odd</text:span><text:span text:style-name="T9">)(x’)</text:span></text:p>
      <text:p text:style-name="P7"><text:span text:style-name="T9"><text:tab/>\(x’) = (</text:span><text:span text:style-name="T8">∃</text:span><text:span text:style-name="T9">add(1)</text:span><text:span text:style-name="T8">{</text:span><text:span text:style-name="T11">linear</text:span><text:span text:style-name="T7">(0, 2)</text:span><text:span text:style-name="T8">}</text:span><text:span text:style-name="T9">)(x’)</text:span><text:span text:style-name="T8"> ∨ </text:span><text:span text:style-name="T9">(</text:span><text:span text:style-name="T8">∃</text:span><text:span text:style-name="T9">add(2){</text:span><text:span text:style-name="T11">linear(1, 2)</text:span><text:span text:style-name="T9">})(x’)</text:span></text:p>
      <text:p text:style-name="P7"><text:span text:style-name="T9"><text:tab/>\(x’) = </text:span><text:span text:style-name="T11">linear</text:span><text:span text:style-name="T7">(</text:span><text:span text:style-name="T11">1</text:span><text:span text:style-name="T7">, 2)</text:span><text:span text:style-name="T9">(x’)</text:span><text:span text:style-name="T8"> ∨ </text:span><text:span text:style-name="T11">linear(3, 2)</text:span><text:span text:style-name="T9">(x’)</text:span></text:p>
      <text:p text:style-name="P7"><text:span text:style-name="T9"><text:tab/>\(x’) = </text:span><text:span text:style-name="T11">odd</text:span><text:span text:style-name="T9">(x’)</text:span><text:span text:style-name="T8"> ∨ </text:span><text:span text:style-name="T11">linear(3, 2)</text:span><text:span text:style-name="T9">(x’)</text:span></text:p>
      <text:p text:style-name="P6"><text:span text:style-name="T9"/></text:p>
      <text:p text:style-name="P6"><text:span text:style-name="T9"><text:tab/></text:span><text:span text:style-name="T12">even </text:span><text:span text:style-name="T13">&lt;</text:span><text:span text:style-name="T12">=</text:span><text:span text:style-name="T13">&gt;</text:span><text:span text:style-name="T12"> linear(0, 2)</text:span></text:p>
      <text:p text:style-name="P9"><text:span text:style-name="T12"><text:tab/>odd </text:span><text:span text:style-name="T13">&lt;</text:span><text:span text:style-name="T12">=</text:span><text:span text:style-name="T13">&gt;</text:span><text:span text:style-name="T12"> linear(1, 2)</text:span><text:span text:style-name="T10"><text:line-break/><text:tab/>linear(a, b: (&gt; 0)) = \(x) = if x &lt; a { false } else { ((x – a) % b) == 0 }</text:span></text:p>
      <text:p text:style-name="P6"><text:span text:style-name="T7"/></text:p>
      <text:p text:style-name="P11"><text:span text:style-name="T7">When you have nested if expressions, the output is constrained by combining the conditions with the `</text:span><text:span text:style-name="T8">∧</text:span><text:span text:style-name="T7">` operator (logical AND):</text:span></text:p>
      <text:p text:style-name="P6"><text:span text:style-name="T7"/></text:p>
      <text:p text:style-name="P8"><text:span text:style-name="T7"><text:tab/></text:span><text:span text:style-name="T8">∃(\(x) = if f</text:span><text:span text:style-name="T3">1</text:span><text:span text:style-name="T8">(x) { </text:span><text:span text:style-name="T12">if f</text:span><text:span text:style-name="T4">2</text:span><text:span text:style-name="T12">(x) { </text:span><text:span text:style-name="T8">f</text:span><text:span text:style-name="T3">0</text:span><text:span text:style-name="T8">(x) </text:span><text:span text:style-name="T12">}</text:span><text:span text:style-name="T8"> }) &lt;=&gt; ∃f</text:span><text:span text:style-name="T3">0</text:span><text:span text:style-name="T8">{f</text:span><text:span text:style-name="T3">1</text:span><text:span text:style-name="T8"> ∧ </text:span><text:span text:style-name="T12">f</text:span><text:span text:style-name="T4">2</text:span><text:span text:style-name="T8">}</text:span></text:p>
      <text:p text:style-name="P8"><text:span text:style-name="T8"/></text:p>
      <text:p text:style-name="P12"><text:span text:style-name="T8">I</text:span><text:span text:style-name="T7">n an else-if expression</text:span><text:span text:style-name="T15"> constraints are set by chaining the conditions with the </text:span><text:span text:style-name="T7">`</text:span><text:span text:style-name="T8">∧</text:span><text:span text:style-name="T7">` operator:</text:span></text:p>
      <text:p text:style-name="P11"><text:span text:style-name="T7"/></text:p>
      <text:p text:style-name="P11"><text:span text:style-name="T7"><text:tab/></text:span><text:span text:style-name="T8">∃(\(x) = if f</text:span><text:span text:style-name="T3">1</text:span><text:span text:style-name="T8">(x) { f</text:span><text:span text:style-name="T3">0</text:span><text:span text:style-name="T8">(x) }</text:span></text:p>
      <text:p text:style-name="P11"><text:span text:style-name="T8"><text:s text:c="25"/></text:span><text:span text:style-name="T7">else if f</text:span><text:span text:style-name="T2">3</text:span><text:span text:style-name="T7">(x) { f</text:span><text:span text:style-name="T2">2</text:span><text:span text:style-name="T7">(x) }</text:span></text:p>
      <text:p text:style-name="P11"><text:span text:style-name="T7"><text:s text:c="25"/>else </text:span><text:span text:style-name="T15">if f</text:span><text:span text:style-name="T6">5</text:span><text:span text:style-name="T15">(x) </text:span><text:span text:style-name="T7">{ f</text:span><text:span text:style-name="T2">4</text:span><text:span text:style-name="T7">(x) }</text:span></text:p>
      <text:p text:style-name="P11"><text:span text:style-name="T7"><text:s text:c="25"/></text:span><text:span text:style-name="T15">else { f</text:span><text:span text:style-name="T6">6</text:span><text:span text:style-name="T15">(x) }</text:span></text:p>
      <text:p text:style-name="P12"><text:span text:style-name="T8"><text:s text:c="15"/>) &lt;=&gt; ∃f</text:span><text:span text:style-name="T3">0</text:span><text:span text:style-name="T8">{f</text:span><text:span text:style-name="T3">1</text:span><text:span text:style-name="T8">} ∨ ∃</text:span><text:span text:style-name="T7">f</text:span><text:span text:style-name="T2">2</text:span><text:span text:style-name="T7">{¬f</text:span><text:span text:style-name="T5">1</text:span><text:span text:style-name="T7"> </text:span><text:span text:style-name="T8">∧ </text:span><text:span text:style-name="T7">f</text:span><text:span text:style-name="T2">3</text:span><text:span text:style-name="T7">} </text:span><text:span text:style-name="T8">∨ ∃</text:span><text:span text:style-name="T7">f</text:span><text:span text:style-name="T2">4</text:span><text:span text:style-name="T7">{¬f</text:span><text:span text:style-name="T5">1</text:span><text:span text:style-name="T7"> </text:span><text:span text:style-name="T8">∧ ¬</text:span><text:span text:style-name="T7">f</text:span><text:span text:style-name="T2">3</text:span><text:span text:style-name="T7"> </text:span><text:span text:style-name="T8">∧ </text:span><text:span text:style-name="T15">f</text:span><text:span text:style-name="T6">5</text:span><text:span text:style-name="T14">} </text:span><text:span text:style-name="T8">∨ ∃</text:span><text:span text:style-name="T15">f</text:span><text:span text:style-name="T6">6</text:span><text:span text:style-name="T15">{</text:span><text:span text:style-name="T7">¬f</text:span><text:span text:style-name="T5">1</text:span><text:span text:style-name="T7"> </text:span><text:span text:style-name="T8">∧ ¬</text:span><text:span text:style-name="T7">f</text:span><text:span text:style-name="T2">3</text:span><text:span text:style-name="T7"> </text:span><text:span text:style-name="T8">∧ ¬</text:span><text:span text:style-name="T15">f</text:span><text:span text:style-name="T6">5</text:span><text:span text:style-name="T15">}</text:span></text:p>
      <text:p text:style-name="P11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3:19:30.564594000</meta:creation-date>
    <dc:date>2017-06-25T14:46:16.118429000</dc:date>
    <meta:editing-duration>PT1M37S</meta:editing-duration>
    <meta:editing-cycles>1</meta:editing-cycles>
    <meta:document-statistic meta:table-count="0" meta:image-count="0" meta:object-count="0" meta:page-count="1" meta:paragraph-count="28" meta:word-count="274" meta:character-count="1523" meta:non-whitespace-character-count="1170"/>
    <meta:generator>LibreOffice/5.1.2.2$MacOSX_X86_64 LibreOffice_project/d3bf12ecb743fc0d20e0be0c58ca359301eb705f</meta:generator>
  </office:meta>
</office:document-meta>
</file>